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9283in" svg:y="0.0394in">
            <draw:object draw:notify-on-update-of-ranges="Sheet1.J1:Sheet1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398in" svg:y="3.9504in">
            <draw:object draw:notify-on-update-of-ranges="Sheet1.I23:Sheet1.I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1178.289" calcext:value-type="float">
            <text:p>11178.289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438.927" calcext:value-type="float">
            <text:p>10438.927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786.461" calcext:value-type="float">
            <text:p>10786.46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765.377" calcext:value-type="float">
            <text:p>10765.377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469.359" calcext:value-type="float">
            <text:p>10469.359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945.523" calcext:value-type="float">
            <text:p>10945.523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176.112" calcext:value-type="float">
            <text:p>10176.112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137.047" calcext:value-type="float">
            <text:p>10137.047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9676.306" calcext:value-type="float">
            <text:p>9676.306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215.217" calcext:value-type="float">
            <text:p>10215.217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694.75" calcext:value-type="float">
            <text:p>10694.75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235.091" calcext:value-type="float">
            <text:p>10235.09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350.501" calcext:value-type="float">
            <text:p>10350.50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630.603" calcext:value-type="float">
            <text:p>10630.603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897.877" calcext:value-type="float">
            <text:p>10897.877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490.493" calcext:value-type="float">
            <text:p>10490.493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389.004" calcext:value-type="float">
            <text:p>10389.004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3"/>
          <table:table-cell office:value-type="float" office:value="10451.788" calcext:value-type="float">
            <text:p>10451.78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980.557" calcext:value-type="float">
            <text:p>10980.557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31291.537" calcext:value-type="float">
            <text:p>31291.537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23117.817" calcext:value-type="float">
            <text:p>23117.817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368.12" calcext:value-type="float">
            <text:p>10368.12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323.317" calcext:value-type="float">
            <text:p>10323.317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828.017" calcext:value-type="float">
            <text:p>10828.017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365.931" calcext:value-type="float">
            <text:p>10365.931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324.023" calcext:value-type="float">
            <text:p>10324.023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239.042" calcext:value-type="float">
            <text:p>10239.042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636.903" calcext:value-type="float">
            <text:p>10636.903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993.034" calcext:value-type="float">
            <text:p>10993.034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1465.761" calcext:value-type="float">
            <text:p>11465.761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8745.462" calcext:value-type="float">
            <text:p>18745.462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valuated,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 table:number-columns-repeated="2"/>
          <table:table-cell office:value-type="float" office:value="10869.904" calcext:value-type="float">
            <text:p>10869.9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6:44:39.555017721</meta:creation-date>
    <dc:date>2021-07-07T17:26:29.062684914</dc:date>
    <meta:editing-duration>PT31M39S</meta:editing-duration>
    <meta:editing-cycles>1</meta:editing-cycles>
    <meta:document-statistic meta:table-count="1" meta:cell-count="224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Sheet1.J1:Sheet1.J18" svg:x="0.32cm" svg:y="0.18cm" svg:width="13.15cm" svg:height="8.64cm">
          <chartooo:coordinate-region svg:x="1.497cm" svg:y="0.379cm" svg:width="11.9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:Sheet1.J18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78.289">
                <text:p>11178.289</text:p>
                <draw:g>
                  <svg:desc>Sheet1.J1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38.927">
                <text:p>10438.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86.461">
                <text:p>10786.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65.377">
                <text:p>10765.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69.359">
                <text:p>10469.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45.523">
                <text:p>10945.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76.112">
                <text:p>10176.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37.047">
                <text:p>10137.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76.306">
                <text:p>9676.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15.217">
                <text:p>10215.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94.75">
                <text:p>10694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35.091">
                <text:p>10235.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0.501">
                <text:p>10350.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30.603">
                <text:p>10630.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97.877">
                <text:p>10897.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90.493">
                <text:p>10490.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89.004">
                <text:p>10389.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51.788">
                <text:p>10451.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4.201cm" style:legend-expansion="high" chart:style-name="ch2"/>
        <chart:plot-area chart:style-name="ch3" table:cell-range-address="Sheet1.I23:Sheet1.I36" svg:x="0.32cm" svg:y="0.18cm" svg:width="13.229cm" svg:height="8.64cm">
          <chartooo:coordinate-region svg:x="1.497cm" svg:y="0.379cm" svg:width="12.0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3:Sheet1.I36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80.557">
                <text:p>10980.557</text:p>
                <draw:g>
                  <svg:desc>Sheet1.I23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91.537">
                <text:p>31291.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17.817">
                <text:p>23117.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8.12">
                <text:p>10368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23.317">
                <text:p>10323.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28.017">
                <text:p>10828.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65.931">
                <text:p>10365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24.023">
                <text:p>10324.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39.042">
                <text:p>10239.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36.903">
                <text:p>10636.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93.034">
                <text:p>10993.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65.761">
                <text:p>11465.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45.462">
                <text:p>18745.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69.904">
                <text:p>10869.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